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15E0000015B1B9F4EF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3" draw:layer="layout" svg:width="5.124cm" svg:height="5.08cm" svg:x="0.635cm" svg:y="4.445cm">
          <draw:image xlink:href="Pictures/100000000000015E0000015B1B9F4EF9.jpg" xlink:type="simple" xlink:show="embed" xlink:actuate="onLoad">
            <text:p/>
          </draw:image>
        </draw:frame>
        <draw:custom-shape draw:style-name="gr2" draw:text-style-name="P1" draw:id="id1" draw:layer="layout" svg:width="5.715cm" svg:height="1.905cm" svg:x="6.985cm" svg:y="6.35cm">
          <text:p text:style-name="P1">Sinusgenerator</text:p>
          <text:p text:style-name="P1">13-16 kHz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2" draw:layer="layout" svg:width="5.715cm" svg:height="1.905cm" svg:x="14.605cm" svg:y="6.35cm">
          <text:p text:style-name="P1">Functiegenerator</text:p>
          <text:p text:style-name="P1">2.1 MHz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9" draw:layer="layout" svg:width="9.525cm" svg:height="5.715cm" svg:x="23.495cm" svg:y="2.5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Oscilloscoo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9.525cm" svg:height="5.08cm" svg:x="23.495cm" svg:y="12.7cm">
          <text:p text:style-name="P1">Resonantiekamer</text:p>
          <text:p text:style-name="P1">Lengte: 5 c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6" draw:layer="layout" svg:width="0.508cm" svg:height="3.81cm" svg:x="24.409cm" svg:y="13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0.508cm" svg:height="3.81cm" svg:x="31.521cm" svg:y="13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0.603cm" svg:height="0.635cm" svg:x="24.74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7" draw:layer="layout" svg:width="0.61cm" svg:height="0.61cm" svg:x="31.481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8.255cm" svg:height="3.175cm" svg:x="24.13cm" svg:y="3.3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cm" svg:y1="7.303cm" svg:x2="14.605cm" svg:y2="7.303cm" draw:start-shape="id1" draw:start-glue-point="7" draw:end-shape="id2" draw:end-glue-point="5" svg:d="m12700 7303h1905">
          <text:p/>
        </draw:connector>
        <draw:connector draw:style-name="gr5" draw:text-style-name="P1" draw:layer="layout" svg:x1="6.985cm" svg:y1="7.303cm" svg:x2="5.759cm" svg:y2="6.985cm" draw:start-shape="id1" draw:start-glue-point="5" draw:end-shape="id3" svg:d="m6985 7303h-613v-318h-613">
          <text:p/>
        </draw:connector>
        <draw:connector draw:style-name="gr5" draw:text-style-name="P1" draw:id="id5" draw:layer="layout" svg:x1="20.32cm" svg:y1="7.303cm" svg:x2="24.74cm" svg:y2="7.303cm" draw:start-shape="id2" draw:start-glue-point="7" draw:end-shape="id4" draw:end-glue-point="6" svg:d="m20320 7303h4420">
          <text:p/>
        </draw:connector>
        <draw:connector draw:style-name="gr5" draw:text-style-name="P1" draw:layer="layout" svg:x1="21.54cm" svg:y1="7.294cm" svg:x2="24.663cm" svg:y2="13.335cm" draw:start-shape="id5" draw:start-glue-point="0" draw:end-shape="id6" draw:end-glue-point="0" svg:d="m21540 7294v3025h3123v3016">
          <text:p/>
        </draw:connector>
        <draw:connector draw:style-name="gr5" draw:text-style-name="P1" draw:layer="layout" svg:x1="31.786cm" svg:y1="7.632cm" svg:x2="31.775cm" svg:y2="13.335cm" draw:start-shape="id7" draw:start-glue-point="8" draw:end-shape="id8" draw:end-glue-point="0" svg:d="m31786 7632v2852h-11v2851">
          <text:p/>
        </draw:connector>
        <draw:connector draw:style-name="gr5" draw:text-style-name="P1" draw:layer="layout" draw:line-skew="-0.134cm" svg:x1="28.258cm" svg:y1="2.54cm" svg:x2="17.462cm" svg:y2="6.35cm" draw:start-shape="id9" draw:start-glue-point="4" draw:end-shape="id2" draw:end-glue-point="4" svg:d="m28258 2540v-636h-10796v4446">
          <text:p/>
        </draw:connector>
        <draw:frame draw:style-name="gr6" draw:layer="layout" svg:width="3.81cm" svg:height="0.962cm" svg:x="1.27cm" svg:y="9.967cm">
          <draw:text-box>
            <text:p>Computer</text:p>
          </draw:text-box>
        </draw:frame>
        <draw:frame draw:style-name="gr7" draw:layer="layout" svg:width="6.985cm" svg:height="0.962cm" svg:x="19.45cm" svg:y="0.635cm">
          <draw:text-box>
            <text:p>Synchronisatiesignaal</text:p>
          </draw:text-box>
        </draw:frame>
        <draw:frame draw:style-name="gr6" draw:layer="layout" svg:width="3.175cm" svg:height="1.673cm" svg:x="24.765cm" svg:y="10.16cm">
          <draw:text-box>
            <text:p>Ingangs</text:p>
            <text:p>signaal</text:p>
          </draw:text-box>
        </draw:frame>
        <draw:frame draw:style-name="gr8" draw:layer="layout" svg:width="3.175cm" svg:height="1.905cm" svg:x="31.75cm" svg:y="10.16cm">
          <draw:text-box>
            <text:p>Uitgangssigna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sper Meerts</meta:initial-creator>
    <meta:creation-date>2010-04-25T14:49:25</meta:creation-date>
    <dc:date>2010-04-25T15:29:09</dc:date>
    <dc:creator>Kasper Meerts</dc:creator>
    <meta:editing-duration>PT00H06M09S</meta:editing-duration>
    <meta:editing-cycles>3</meta:editing-cycles>
    <meta:generator>OpenOffice.org/3.2$Unix OpenOffice.org_project/320m12$Build-9483</meta:generator>
    <meta:document-statistic meta:object-count="20"/>
  </office:meta>
</office:document-meta>
</file>